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13a" officeooo:paragraph-rsid="0005c13a"/>
    </style:style>
    <style:style style:name="P2" style:family="paragraph" style:parent-style-name="Standard">
      <style:text-properties officeooo:rsid="0007a3e3" officeooo:paragraph-rsid="0007a3e3"/>
    </style:style>
    <style:style style:name="P3" style:family="paragraph" style:parent-style-name="Standard">
      <style:text-properties officeooo:rsid="0007d628" officeooo:paragraph-rsid="0007d628"/>
    </style:style>
    <style:style style:name="P4" style:family="paragraph" style:parent-style-name="Standard">
      <style:text-properties officeooo:rsid="0007d628" officeooo:paragraph-rsid="0007d628"/>
    </style:style>
    <style:style style:name="P5" style:family="paragraph" style:parent-style-name="Standard">
      <style:text-properties officeooo:rsid="000803a3" officeooo:paragraph-rsid="000803a3"/>
    </style:style>
    <style:style style:name="T1" style:family="text">
      <style:text-properties officeooo:rsid="0007d628"/>
    </style:style>
    <style:style style:name="T2" style:family="text">
      <style:text-properties officeooo:rsid="000803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do Negócio</text:p>
      <text:p text:style-name="P1"/>
      <text:p text:style-name="P1">Um aluno só pode estar matriculado em um curso por vez; </text:p>
      <text:p text:style-name="P1">Alunos possuem um código de identificação(RA)</text:p>
      <text:p text:style-name="P1">Cursos são compostos por disciplina;</text:p>
      <text:p text:style-name="P1">Cada disciplina terá no máximo 30 alunos por turma;</text:p>
      <text:p text:style-name="P1">As disciplinas podem ser obrigatória ou optativas;</text:p>
      <text:p text:style-name="P1">As disciplinas pertencem a departamento específico</text:p>
      <text:p text:style-name="P1">Cada disciplina possui um código de identificação</text:p>
      <text:p text:style-name="P1">Alunos podem trancar matrícula não estando então matriculados em nenhuma disciplina no semestre </text:p>
      <text:p text:style-name="P2">Em cada semestre, cada aluno pode se matricular em no máximo 9 disciplinas;</text:p>
      <text:p text:style-name="P2">O aluno só pode ser reprovado no máximo 3 vezes na mesma disciplina</text:p>
      <text:p text:style-name="P2">A faculdade terá no máximo 3000 alunos matriculados simultaneamente em 10 cursos distintos.</text:p>
      <text:p text:style-name="P2">Entram 300 novos alunos por ano.</text:p>
      <text:p text:style-name="P2">Existem 90 disciplinas no total</text:p>
      <text:p text:style-name="P2">Um histórico escolar traz todos as disciplinas cursadas por um aluno, <text:span text:style-name="T1">incluindo nota final, frequência e período do curso realizado.</text:span></text:p>
      <text:p text:style-name="P3">Professores podem ser cadastrados mesmo sem lecionar disciplinas</text:p>
      <text:p text:style-name="P3">Existem 40 professores trabalhando na escola </text:p>
      <text:p text:style-name="P3">Cada professor lecionará no máximo <text:span text:style-name="T2">4 disciplinas diferentes.</text:span></text:p>
      <text:p text:style-name="P5">Cada professor é vinculado a um departamento.</text:p>
      <text:p text:style-name="P5">Professores são identificados por um código de profess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3:34:17.127000000</meta:creation-date>
    <dc:date>2021-04-22T14:32:46.980000000</dc:date>
    <meta:editing-duration>PT16M22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174" meta:character-count="1149" meta:non-whitespace-character-count="992"/>
  </office:meta>
</office:document-meta>
</file>